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linkMacSystemFont" svg:font-family="BlinkMacSystemFont, apple-system, 'Segoe UI', Roboto, Helvetica, Arial, sans-serif"/>
    <style:font-face style:name="Consolas" svg:font-family="Consolas, 'Lucida Console', Menlo, Monaco, monospace"/>
    <style:font-face style:name="Lohit Devanagari1" svg:font-family="'Lohit Devanagari'"/>
    <style:font-face style:name="Menlo" svg:font-family="Menlo, Monaco, Consolas, 'Liberation Mono', 'Courier New', monospace"/>
    <style:font-face style:name="Merriweather" svg:font-family="Merriweather"/>
    <style:font-face style:name="OpenSansRegular" svg:font-family="OpenSansRegular, Arial, Helvetica, sans-serif"/>
    <style:font-face style:name="Roboto" svg:font-family="Roboto, 'Noto Sans', 'Noto Sans JP', 'Noto Sans KR', 'Noto Naskh Arabic', 'Noto Sans Thai', 'Noto Sans Hebrew', 'Noto Sans Bengali', sans-serif"/>
    <style:font-face style:name="SFMono-Regular" svg:font-family="SFMono-Regular, Consolas, 'Liberation Mono', Menlo, monospace"/>
    <style:font-face style:name="uoc-sans" svg:font-family="uoc-sans, Ari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1.498cm"/>
    </style:style>
    <style:style style:name="Tabla1.B" style:family="table-column">
      <style:table-column-properties style:column-width="5.055cm"/>
    </style:style>
    <style:style style:name="Tabla1.C" style:family="table-column">
      <style:table-column-properties style:column-width="10.448cm"/>
    </style:style>
    <style:style style:name="Tabla1.A1" style:family="table-cell">
      <style:table-cell-properties style:vertical-align="middle" fo:padding-left="0cm" fo:padding-right="0cm" fo:padding-top="0cm" fo:padding-bottom="0.053cm" fo:border-left="none" fo:border-right="none" fo:border-top="none" fo:border-bottom="2.25pt solid #cccccc"/>
    </style:style>
    <style:style style:name="Tabla1.A2" style:family="table-cell">
      <style:table-cell-properties style:vertical-align="middle" fo:padding="0cm" fo:border="none"/>
    </style:style>
    <style:style style:name="Tabla1.3" style:family="table-row">
      <style:table-row-properties fo:background-color="#f9f9f9">
        <style:background-image/>
      </style:table-row-properties>
    </style:style>
    <style:style style:name="P1" style:family="paragraph" style:parent-style-name="Preformatted_20_Text">
      <style:paragraph-properties fo:margin-left="0cm" fo:margin-right="0cm" fo:orphans="2" fo:widows="2" fo:text-indent="0cm" style:auto-text-indent="false"/>
      <style:text-properties fo:font-variant="normal" fo:text-transform="none" fo:color="#4d4d4c" style:font-name="Menlo" fo:font-size="12pt" fo:letter-spacing="normal" fo:font-style="normal" fo:font-weight="normal"/>
    </style:style>
    <style:style style:name="P2" style:family="paragraph" style:parent-style-name="Text_20_body">
      <style:paragraph-properties fo:margin-left="0cm" fo:margin-right="0cm" fo:orphans="2" fo:widows="2" fo:text-indent="0cm" style:auto-text-indent="false"/>
      <style:text-properties fo:font-variant="normal" fo:text-transform="none" fo:color="#222222" style:font-name="Merriweather" fo:font-size="13.5pt" fo:letter-spacing="normal" fo:font-style="normal" fo:font-weight="normal"/>
    </style:style>
    <style:style style:name="P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78" style:font-name="uoc-sans" fo:font-size="15pt" fo:letter-spacing="normal" fo:font-style="normal" fo:font-weight="normal"/>
    </style:style>
    <style:style style:name="P4" style:family="paragraph" style:parent-style-name="Text_20_body">
      <style:paragraph-properties fo:margin-left="0cm" fo:margin-right="0cm" fo:orphans="2" fo:widows="2" fo:text-indent="0cm" style:auto-text-indent="false"/>
    </style:style>
    <style:style style:name="P5" style:family="paragraph" style:parent-style-name="Text_20_body">
      <style:paragraph-properties fo:margin-left="0cm" fo:margin-right="0cm" fo:margin-top="0.423cm" fo:margin-bottom="0.423cm" loext:contextual-spacing="false" fo:orphans="2" fo:widows="2" fo:text-indent="0cm" style:auto-text-indent="false" fo:padding="0cm" fo:border="none"/>
      <style:text-properties fo:font-variant="normal" fo:text-transform="none" fo:color="#202124" style:font-name="Roboto" fo:font-size="12pt" fo:letter-spacing="normal" fo:font-style="normal" fo:font-weight="normal"/>
    </style:style>
    <style:style style:name="P6" style:family="paragraph" style:parent-style-name="Text_20_body">
      <style:paragraph-properties fo:margin-left="0cm" fo:margin-right="0cm" fo:margin-top="0.423cm" fo:margin-bottom="0.423cm" loext:contextual-spacing="false" fo:orphans="2" fo:widows="2" fo:text-indent="0cm" style:auto-text-indent="false" fo:padding="0cm" fo:border="none"/>
    </style:style>
    <style:style style:name="P7"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222222" style:font-name="Merriweather" fo:font-size="13.5pt" fo:letter-spacing="normal" fo:font-style="normal" fo:font-weight="normal"/>
    </style:style>
    <style:style style:name="P8"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202124" style:font-name="Roboto" fo:font-size="12pt" fo:letter-spacing="normal" fo:font-style="normal" fo:font-weight="normal"/>
    </style:style>
    <style:style style:name="P9" style:family="paragraph" style:parent-style-name="Table_20_Contents">
      <style:paragraph-properties fo:margin-left="0cm" fo:margin-right="0cm" fo:margin-top="0cm" fo:margin-bottom="0cm" loext:contextual-spacing="false" fo:text-indent="0cm" style:auto-text-indent="false"/>
    </style:style>
    <style:style style:name="P10"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11" style:family="paragraph" style:parent-style-name="Table_20_Heading">
      <style:paragraph-properties fo:margin-left="0cm" fo:margin-right="0cm" fo:text-indent="0cm" style:auto-text-indent="false"/>
      <style:text-properties fo:font-size="2pt" style:font-size-asian="2pt" style:font-size-complex="2pt"/>
    </style:style>
    <style:style style:name="P12" style:family="paragraph" style:parent-style-name="Text_20_body">
      <style:paragraph-properties fo:margin-left="0cm" fo:margin-right="0cm" fo:margin-top="0cm" fo:margin-bottom="0.318cm" loext:contextual-spacing="false" fo:orphans="2" fo:widows="2" fo:text-indent="0cm" style:auto-text-indent="false" fo:padding="0cm" fo:border="none"/>
    </style:style>
    <style:style style:name="P13" style:family="paragraph" style:parent-style-name="Standard">
      <style:paragraph-properties fo:text-align="center" style:justify-single-word="false"/>
      <style:text-properties fo:font-size="32pt" fo:font-weight="bold" officeooo:rsid="0008f20f" officeooo:paragraph-rsid="0008f20f" style:font-size-asian="32pt" style:font-weight-asian="bold" style:font-size-complex="32pt" style:font-weight-complex="bold"/>
    </style:style>
    <style:style style:name="P14" style:family="paragraph" style:parent-style-name="Standard">
      <style:paragraph-properties fo:text-align="start" style:justify-single-word="false"/>
      <style:text-properties fo:font-size="12pt" fo:font-weight="normal" officeooo:rsid="0008f20f" officeooo:paragraph-rsid="0008f20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variant="normal" fo:text-transform="none" fo:color="#202124" style:font-name="Roboto" fo:font-size="12pt" fo:letter-spacing="normal" fo:font-style="normal" fo:font-weight="normal" officeooo:rsid="0008f20f" officeooo:paragraph-rsid="0008f20f" style:font-size-asian="10.5pt" style:font-weight-asian="normal" style:font-size-complex="12pt" style:font-weight-complex="normal"/>
    </style:style>
    <style:style style:name="P16" style:family="paragraph" style:parent-style-name="Text_20_body">
      <style:paragraph-properties fo:text-align="start" style:justify-single-word="false"/>
      <style:text-properties fo:font-variant="normal" fo:text-transform="none" fo:color="#202124" style:font-name="Roboto" fo:font-size="12pt" fo:letter-spacing="normal" fo:font-style="normal" fo:font-weight="normal" officeooo:rsid="0008f20f" officeooo:paragraph-rsid="0008f20f" style:font-size-asian="10.5pt" style:font-weight-asian="normal" style:font-size-complex="12pt" style:font-weight-complex="normal"/>
    </style:style>
    <style:style style:name="P17" style:family="paragraph" style:parent-style-name="Text_20_body">
      <style:paragraph-properties fo:text-align="start" style:justify-single-word="false"/>
      <style:text-properties fo:font-variant="normal" fo:text-transform="none" fo:color="#202124" style:font-name="Roboto" fo:font-size="12pt" fo:letter-spacing="normal" fo:font-style="normal" fo:font-weight="normal" officeooo:paragraph-rsid="0008f20f"/>
    </style:style>
    <style:style style:name="P18" style:family="paragraph" style:parent-style-name="Text_20_body">
      <style:paragraph-properties fo:text-align="start" style:justify-single-word="false"/>
      <style:text-properties fo:font-size="12pt" fo:font-weight="normal" officeooo:rsid="0008f20f" officeooo:paragraph-rsid="0008f20f" style:font-size-asian="10.5pt" style:font-weight-asian="normal" style:font-size-complex="12pt" style:font-weight-complex="normal"/>
    </style:style>
    <style:style style:name="P19" style:family="paragraph" style:parent-style-name="Text_20_body">
      <style:text-properties officeooo:rsid="00172e9c" officeooo:paragraph-rsid="00172e9c"/>
    </style:style>
    <style:style style:name="P20" style:family="paragraph" style:parent-style-name="Table_20_Contents">
      <style:paragraph-properties fo:margin-top="0cm" fo:margin-bottom="0cm" loext:contextual-spacing="false"/>
    </style:style>
    <style:style style:name="P21" style:family="paragraph" style:parent-style-name="Text_20_body">
      <style:paragraph-properties fo:margin-left="0.635cm" fo:margin-right="0.635cm" fo:margin-top="0cm" fo:margin-bottom="0.318cm" loext:contextual-spacing="false" fo:orphans="2" fo:widows="2" fo:text-indent="0cm" style:auto-text-indent="false" fo:padding="0cm" fo:border="none"/>
    </style:style>
    <style:style style:name="P22" style:family="paragraph" style:parent-style-name="Preformatted_20_Text">
      <style:paragraph-properties fo:margin-left="0cm" fo:margin-right="0cm" fo:orphans="2" fo:widows="2" fo:text-indent="0cm" style:auto-text-indent="false"/>
      <style:text-properties officeooo:paragraph-rsid="0024ff68"/>
    </style:style>
    <style:style style:name="P23" style:family="paragraph" style:parent-style-name="Text_20_body" style:list-style-name="L1">
      <style:paragraph-properties fo:margin-left="0cm" fo:margin-right="0cm" fo:margin-top="0cm" fo:margin-bottom="0.318cm" loext:contextual-spacing="false" fo:orphans="2" fo:widows="2" fo:text-indent="0cm" style:auto-text-indent="false" fo:padding="0cm" fo:border="none"/>
      <style:text-properties fo:font-variant="normal" fo:text-transform="none" fo:color="#202124" style:font-name="Roboto" fo:font-size="12pt" fo:letter-spacing="normal" fo:font-style="normal" fo:font-weight="normal"/>
    </style:style>
    <style:style style:name="P24" style:family="paragraph" style:parent-style-name="Text_20_body">
      <style:paragraph-properties fo:margin-left="0cm" fo:margin-right="0cm" fo:margin-top="0cm" fo:margin-bottom="0.318cm" loext:contextual-spacing="false" fo:orphans="2" fo:widows="2" fo:text-indent="0cm" style:auto-text-indent="false" fo:padding="0cm" fo:border="none"/>
      <style:text-properties fo:font-variant="normal" fo:text-transform="none" fo:color="#333333" style:font-name="BlinkMacSystemFont" fo:font-size="12pt" fo:letter-spacing="normal" fo:font-style="normal" fo:font-weight="normal"/>
    </style:style>
    <style:style style:name="P25" style:family="paragraph" style:parent-style-name="Text_20_body" style:list-style-name="L1">
      <style:paragraph-properties fo:margin-left="0cm" fo:margin-right="0cm" fo:margin-top="0.318cm" fo:margin-bottom="0.318cm" loext:contextual-spacing="false" fo:orphans="2" fo:widows="2" fo:text-indent="0cm" style:auto-text-indent="false" fo:padding="0cm" fo:border="none"/>
      <style:text-properties fo:font-variant="normal" fo:text-transform="none" fo:color="#202124" style:font-name="Roboto" fo:font-size="12pt" fo:letter-spacing="normal" fo:font-style="normal" fo:font-weight="normal"/>
    </style:style>
    <style:style style:name="P26" style:family="paragraph" style:parent-style-name="Text_20_body" style:list-style-name="L2">
      <style:paragraph-properties fo:margin-left="0cm" fo:margin-right="0cm" fo:margin-top="0.318cm" fo:margin-bottom="0.318cm" loext:contextual-spacing="false" fo:orphans="2" fo:widows="2" fo:text-indent="0cm" style:auto-text-indent="false" fo:padding="0cm" fo:border="none"/>
      <style:text-properties fo:font-variant="normal" fo:text-transform="none" fo:color="#202124" style:font-name="Roboto" fo:font-size="12pt" fo:letter-spacing="normal" fo:font-style="normal" fo:font-weight="normal"/>
    </style:style>
    <style:style style:name="P27" style:family="paragraph" style:parent-style-name="Text_20_body" style:list-style-name="L3">
      <style:paragraph-properties fo:margin-left="0cm" fo:margin-right="0cm" fo:margin-top="0.318cm" fo:margin-bottom="0.318cm" loext:contextual-spacing="false" fo:orphans="2" fo:widows="2" fo:text-indent="0cm" style:auto-text-indent="false" fo:padding="0cm" fo:border="none"/>
      <style:text-properties fo:font-variant="normal" fo:text-transform="none" fo:color="#202124" style:font-name="Roboto" fo:font-size="12pt" fo:letter-spacing="normal" fo:font-style="normal" fo:font-weight="normal"/>
    </style:style>
    <style:style style:name="P28"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202124" style:font-name="Roboto" fo:font-size="12pt" fo:letter-spacing="normal" fo:font-style="normal" fo:font-weight="normal"/>
    </style:style>
    <style:style style:name="P29" style:family="paragraph" style:parent-style-name="Text_20_body" style:list-style-name="L4">
      <style:paragraph-properties fo:margin-left="0cm" fo:margin-right="0cm" fo:margin-top="0cm" fo:margin-bottom="0.582cm" loext:contextual-spacing="false" fo:orphans="2" fo:widows="2" fo:text-indent="0cm" style:auto-text-indent="false" fo:padding="0cm" fo:border="none"/>
    </style:style>
    <style:style style:name="P30" style:family="paragraph" style:parent-style-name="Text_20_body">
      <style:paragraph-properties fo:margin-left="0cm" fo:margin-right="0cm" fo:orphans="2" fo:widows="2" fo:text-indent="0cm" style:auto-text-indent="false"/>
      <style:text-properties fo:font-variant="normal" fo:text-transform="none" fo:color="#222222" style:font-name="Merriweather" fo:font-size="13.5pt" fo:letter-spacing="normal" fo:font-style="normal" fo:font-weight="normal"/>
    </style:style>
    <style:style style:name="P31" style:family="paragraph" style:parent-style-name="Text_20_body">
      <style:paragraph-properties fo:margin-left="0cm" fo:margin-right="0cm" fo:orphans="2" fo:widows="2" fo:text-indent="0cm" style:auto-text-indent="false"/>
      <style:text-properties officeooo:paragraph-rsid="0024ff68"/>
    </style:style>
    <style:style style:name="P32" style:family="paragraph" style:parent-style-name="Text_20_body" style:list-style-name="L5">
      <style:paragraph-properties fo:margin-top="0cm" fo:margin-bottom="0.423cm" loext:contextual-spacing="false" fo:text-align="start" style:justify-single-word="false" fo:orphans="2" fo:widows="2" fo:padding="0cm" fo:border="none"/>
      <style:text-properties fo:font-variant="normal" fo:text-transform="none" fo:color="#000078" style:font-name="uoc-sans" fo:letter-spacing="normal" fo:language="es" fo:country="ES" fo:font-style="normal" fo:font-weight="normal"/>
    </style:style>
    <style:style style:name="T1" style:family="text">
      <style:text-properties officeooo:rsid="0008f20f" style:font-size-asian="10.5pt" style:font-weight-asian="normal" style:font-size-complex="12pt" style:font-weight-complex="normal"/>
    </style:style>
    <style:style style:name="T2" style:family="text">
      <style:text-properties fo:font-variant="normal" fo:text-transform="none" fo:color="#202124" style:font-name="Roboto" fo:font-size="12pt" fo:letter-spacing="normal" fo:font-style="normal" fo:font-weight="normal"/>
    </style:style>
    <style:style style:name="T3" style:family="text">
      <style:text-properties fo:font-variant="normal" fo:text-transform="none" fo:color="#202124" style:font-name="Roboto" fo:font-size="12pt" fo:letter-spacing="normal" fo:font-style="normal" style:text-underline-style="solid" style:text-underline-width="auto" style:text-underline-color="font-color" fo:font-weight="normal" loext:padding="0cm" loext:border="none"/>
    </style:style>
    <style:style style:name="T4" style:family="text">
      <style:text-properties fo:font-variant="normal" fo:text-transform="none" fo:color="#202124" style:font-name="Roboto" fo:letter-spacing="normal" fo:font-style="normal"/>
    </style:style>
    <style:style style:name="T5" style:family="text">
      <style:text-properties fo:font-variant="normal" fo:text-transform="none" fo:color="#202124" style:font-name="Roboto" fo:letter-spacing="normal" fo:font-style="normal" fo:font-weight="bold"/>
    </style:style>
    <style:style style:name="T6" style:family="text">
      <style:text-properties fo:font-variant="normal" fo:text-transform="none" fo:color="#222222" style:font-name="Merriweather" fo:font-size="13.5pt" fo:letter-spacing="normal" fo:font-style="normal" fo:font-weight="normal"/>
    </style:style>
    <style:style style:name="T7" style:family="text">
      <style:text-properties fo:font-variant="normal" fo:text-transform="none" fo:color="#bd4147" style:font-name="Menlo" fo:font-size="12pt" fo:letter-spacing="normal" fo:font-style="normal" fo:font-weight="normal" fo:background-color="#f7f7f9" loext:char-shading-value="0" loext:padding="0cm" loext:border="none"/>
    </style:style>
    <style:style style:name="T8" style:family="text">
      <style:text-properties fo:font-variant="normal" fo:text-transform="none" fo:color="#333333" style:font-name="BlinkMacSystemFont" fo:font-size="12pt" fo:letter-spacing="normal" fo:font-style="normal" fo:font-weight="normal"/>
    </style:style>
    <style:style style:name="T9" style:family="text">
      <style:text-properties fo:font-variant="normal" fo:text-transform="none" fo:color="#333333" style:font-name="BlinkMacSystemFont" fo:font-size="12pt" fo:letter-spacing="normal" fo:font-style="normal" fo:font-weight="bold" loext:padding="0cm" loext:border="none"/>
    </style:style>
    <style:style style:name="T10" style:family="text">
      <style:text-properties fo:font-variant="normal" fo:text-transform="none" fo:color="#333333" style:font-name="Consolas" fo:font-size="12pt" fo:letter-spacing="normal" fo:font-style="normal" fo:font-weight="normal" fo:background-color="#f5f2f0" loext:char-shading-value="0" loext:padding="0cm" loext:border="none"/>
    </style:style>
    <style:style style:name="T11" style:family="text">
      <style:text-properties fo:font-variant="normal" fo:text-transform="none" fo:color="#333333" style:font-name="Consolas" fo:font-size="12pt" fo:letter-spacing="normal" fo:font-style="normal" fo:font-weight="bold" fo:background-color="#f5f2f0" loext:char-shading-value="0" loext:padding="0cm" loext:border="none"/>
    </style:style>
    <style:style style:name="T12" style:family="text">
      <style:text-properties fo:font-variant="normal" fo:text-transform="none" fo:color="#000078" style:font-name="uoc-sans" fo:letter-spacing="normal" fo:language="es" fo:country="ES" fo:font-style="normal" fo:font-weight="normal"/>
    </style:style>
    <style:style style:name="T13" style:family="text">
      <style:text-properties fo:font-variant="normal" fo:text-transform="none" fo:color="#3c3c3c" style:font-name="OpenSansRegular" fo:font-size="10.5pt" fo:letter-spacing="normal"/>
    </style:style>
    <style:style style:name="T14" style:family="text">
      <style:text-properties fo:font-variant="normal" fo:text-transform="none" fo:color="#3c3c3c" style:font-name="OpenSansRegular" fo:font-size="10.5pt" fo:letter-spacing="normal" fo:font-style="normal" fo:font-weight="normal"/>
    </style:style>
    <style:style style:name="T15" style:family="text">
      <style:text-properties fo:font-variant="normal" fo:text-transform="none" fo:color="#3c3c3c" style:font-name="OpenSansRegular" fo:font-size="10.5pt" fo:letter-spacing="normal" fo:font-style="normal" fo:font-weight="normal" officeooo:rsid="0024ff68"/>
    </style:style>
    <style:style style:name="T16" style:family="text">
      <style:text-properties fo:font-variant="normal" fo:text-transform="none" fo:color="#3c3c3c" style:font-name="OpenSansRegular" fo:font-size="10.5pt" fo:letter-spacing="normal" fo:font-style="normal" fo:font-weight="normal" officeooo:rsid="0025fe94"/>
    </style:style>
    <style:style style:name="T17" style:family="text">
      <style:text-properties fo:font-variant="normal" fo:text-transform="none" fo:color="#3c3c3c" style:font-name="OpenSansRegular" fo:font-size="10.5pt" fo:letter-spacing="normal" fo:font-style="normal" fo:font-weight="normal" officeooo:rsid="0025fe94" style:font-weight-asian="bold" style:font-weight-complex="bold"/>
    </style:style>
    <style:style style:name="T18" style:family="text">
      <style:text-properties fo:font-variant="normal" fo:text-transform="none" fo:color="#3c3c3c" style:font-name="OpenSansRegular" fo:font-size="10.5pt" fo:letter-spacing="normal" fo:font-style="normal" fo:font-weight="bold" officeooo:rsid="0024ff68" style:font-weight-asian="bold" style:font-weight-complex="bold"/>
    </style:style>
    <style:style style:name="T19" style:family="text">
      <style:text-properties fo:font-variant="normal" fo:text-transform="none" fo:color="#3c3c3c" style:font-name="OpenSansRegular" fo:font-size="10.5pt" fo:letter-spacing="normal" fo:font-style="normal" fo:font-weight="bold" officeooo:rsid="0025fe94" style:font-weight-asian="bold" style:font-weight-complex="bold"/>
    </style:style>
    <style:style style:name="T20" style:family="text">
      <style:text-properties fo:font-variant="normal" fo:text-transform="none" fo:color="#3c3c3c" style:font-name="OpenSansRegular" fo:font-size="10.5pt" fo:letter-spacing="normal" fo:font-style="normal" officeooo:rsid="0025fe94"/>
    </style:style>
    <style:style style:name="T21" style:family="text">
      <style:text-properties fo:font-variant="normal" fo:text-transform="none" fo:color="#3c3c3c" style:font-name="OpenSansRegular" fo:font-size="10.5pt" fo:letter-spacing="normal" fo:font-weight="normal" officeooo:rsid="0025fe94"/>
    </style:style>
    <style:style style:name="T22" style:family="text">
      <style:text-properties fo:font-variant="normal" fo:text-transform="none" fo:color="#3c3c3c" style:font-name="OpenSansRegular" fo:font-size="10.5pt" fo:letter-spacing="normal" officeooo:rsid="0025fe94"/>
    </style:style>
    <style:style style:name="T23" style:family="text">
      <style:text-properties fo:font-variant="normal" fo:text-transform="none" fo:color="#3c3c3c" style:font-name="OpenSansRegular" fo:font-size="10.5pt" fo:letter-spacing="normal" fo:font-weight="bold" officeooo:rsid="0025fe94" style:font-weight-asian="bold" style:font-weight-complex="bold"/>
    </style:style>
    <style:style style:name="T24" style:family="text">
      <style:text-properties fo:font-variant="normal" fo:text-transform="none" fo:color="#144c96" style:font-name="OpenSansRegular" fo:font-size="10.5pt" fo:letter-spacing="normal" fo:font-style="normal" style:text-underline-style="solid" style:text-underline-width="auto" style:text-underline-color="font-color" fo:font-weight="normal" officeooo:rsid="0025fe94" fo:background-color="#ffffff" loext:char-shading-value="0"/>
    </style:style>
    <style:style style:name="T25" style:family="text">
      <style:text-properties fo:font-variant="normal" fo:text-transform="none" fo:color="#144c96" style:font-name="OpenSansRegular" fo:font-size="10.5pt" fo:letter-spacing="normal" fo:font-style="normal" style:text-underline-style="solid" style:text-underline-width="auto" style:text-underline-color="font-color" fo:font-weight="normal" officeooo:rsid="0025fe94" fo:background-color="#faebcc" loext:char-shading-value="0"/>
    </style:style>
    <style:style style:name="T26" style:family="text">
      <style:text-properties fo:font-variant="normal" fo:text-transform="none" fo:color="#144c96" style:font-name="OpenSansRegular" fo:font-size="10.5pt" fo:letter-spacing="normal" fo:font-style="normal" style:text-underline-style="solid" style:text-underline-width="auto" style:text-underline-color="font-color" officeooo:rsid="0025fe94" fo:background-color="#faebcc" loext:char-shading-value="0"/>
    </style:style>
    <style:style style:name="T27" style:family="text">
      <style:text-properties fo:font-variant="normal" fo:text-transform="none" fo:color="#144c96" style:font-name="OpenSansRegular" fo:font-size="10.5pt" fo:letter-spacing="normal" fo:font-style="normal" style:text-underline-style="solid" style:text-underline-width="auto" style:text-underline-color="font-color" fo:font-weight="bold" officeooo:rsid="0025fe94" fo:background-color="#faebcc" loext:char-shading-value="0" style:font-weight-asian="bold" style:font-weight-complex="bold"/>
    </style:style>
    <style:style style:name="T28" style:family="text">
      <style:text-properties fo:font-variant="normal" fo:text-transform="none" fo:color="#24292e" style:font-name="SFMono-Regular" fo:font-size="9.75pt" fo:letter-spacing="normal" fo:font-style="normal" fo:font-weight="normal" officeooo:rsid="0025fe94" fo:background-color="transparent" loext:char-shading-value="0" style:font-weight-asian="bold" style:font-weight-complex="bold" loext:padding="0cm" loext:border="none"/>
    </style:style>
    <style:style style:name="T29" style:family="text">
      <style:text-properties fo:color="#c82829" style:font-name="Merriweather" fo:font-size="13.5pt"/>
    </style:style>
    <style:style style:name="T30" style:family="text">
      <style:text-properties fo:color="#718c00" style:font-name="Merriweather" fo:font-size="13.5pt"/>
    </style:style>
    <style:style style:name="T31" style:family="text">
      <style:text-properties style:font-name="Consolas" fo:background-color="#f5f2f0" loext:char-shading-value="0" loext:padding="0cm" loext:border="none"/>
    </style:style>
    <style:style style:name="T32" style:family="text">
      <style:text-properties fo:font-weight="bold" style:font-weight-asian="bold" style:font-weight-complex="bold"/>
    </style:style>
    <style:style style:name="T33" style:family="text">
      <style:text-properties fo:color="#3c3c3c"/>
    </style:style>
    <style:style style:name="T34" style:family="text">
      <style:text-properties fo:color="#3c3c3c" style:font-name="OpenSansRegular" fo:font-size="10.5pt"/>
    </style:style>
    <style:style style:name="T35" style:family="text">
      <style:text-properties fo:color="#3c3c3c" style:font-name="OpenSansRegular" fo:font-size="10.5pt" fo:font-weight="normal"/>
    </style:style>
    <style:style style:name="T36" style:family="text">
      <style:text-properties fo:color="#3c3c3c" style:font-name="OpenSansRegular" fo:font-size="10.5pt" fo:font-weight="bold" style:font-weight-asian="bold" style:font-weight-complex="bold"/>
    </style:style>
    <text:list-style style:name="L1">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EC3-Rendimiento Web</text:p>
      <text:p text:style-name="P13"/>
      <text:p text:style-name="P14"/>
      <text:p text:style-name="P14"/>
      <text:p text:style-name="P14"/>
      <text:p text:style-name="P16">Timeline de Chrome DevTools nos permite capturar e inspeccionar los costos de construcción y procesamiento del DOM y CSSOM.</text:p>
      <text:p text:style-name="P16"/>
      <text:p text:style-name="P17"><text:span text:style-name="T1">Los árboles CSSOM y DOM se combinan en un árbol de representación. </text:span>A continuación, este árbol se utiliza para computarizar el diseño de cada elemento visible y sirve como entrada del proceso de pintura que permite representar los píxeles en la pantalla. Para lograr un óptimo rendimiento de representación, es imprescindible optimizar cada uno de estos pasos.</text:p>
      <text:p text:style-name="P16"/>
      <text:p text:style-name="P16"/>
      <text:p text:style-name="P16">Para construir el árbol de representación, el navegador realiza algo parecido a lo siguiente:</text:p>
      <text:list xml:id="list4009463283" text:style-name="L1">
        <text:list-item>
          <text:p text:style-name="P23">Comenzando por la raíz del árbol del DOM, atraviesa cada nodo visible.</text:p>
          <text:list>
            <text:list-item>
              <text:p text:style-name="P25">Algunos nodos no son visibles (por ejemplo, las etiquetas de secuencias de comandos, las metaetiquetas, etc.) y se omiten ya que no se reflejan en la salida representada.</text:p>
            </text:list-item>
            <text:list-item>
              <text:p text:style-name="P25">Algunos nodos se ocultan a través de CSS y también se omiten del árbol de representación. Por ejemplo, el nodo span---del ejemplo anterior---no aparece en el árbol de representación porque hay una regla explícita que define la propiedad “display: none” en el nodo.</text:p>
            </text:list-item>
          </text:list>
        </text:list-item>
        <text:list-item>
          <text:p text:style-name="P28">Para cada nodo visible, encuentra las adecuadas reglas de CSSOM y aplícalas.</text:p>
        </text:list-item>
        <text:list-item>
          <text:p text:style-name="P28">Emite nodos visibles con contenido y sus estilos computarizados.</text:p>
        </text:list-item>
      </text:list>
      <text:p text:style-name="P18"><text:span text:style-name="T4">La salida final es una representación con el contenido y la información de estilo de todo el contenido visible en pantalla. </text:span><text:span text:style-name="Strong_20_Emphasis"><text:span text:style-name="T5">Una vez preparado el árbol de representación, podemos continuar con la etapa de “diseño”.</text:span></text:span></text:p>
      <text:p text:style-name="P6"><text:span text:style-name="T2">Hasta ahora, hemos calculado los nodos que deben ser visibles y sus estilos computarizados, pero no hemos calculado la posición y el tamaño exactos dentro de la </text:span><text:a xlink:type="simple" xlink:href="https://developers.google.com/web/fundamentals/design-and-ux/responsive#set-the-viewport" text:style-name="Internet_20_link" text:visited-style-name="Visited_20_Internet_20_Link"><text:span text:style-name="T3">ventana de visualización</text:span></text:a><text:span text:style-name="T2"> del dispositivo.---Esta es la etapa de “diseño”, también llamada “reprocesamiento”.</text:span></text:p>
      <text:p text:style-name="P15"><text:soft-page-break/>Para conocer la posición y el tamaño exactos de cada objeto de la página, el navegador comienza su camino por la raíz del árbol de representación. </text:p>
      <text:p text:style-name="P15"/>
      <text:p text:style-name="P16">El resultado del proceso de diseño es un “modelo de cuadro”, que precisamente captura la posición y el tamaño exactos de cada elemento en la ventana de visualización: todas las mediciones relativas se convierten a píxeles absolutos en la pantalla.</text:p>
      <text:p text:style-name="P5">Por último, ahora que conocemos los nodos visibles, y su geografía y sus estilos computarizados, podemos pasar esta información a la etapa final, que convierte cada nodo del árbol de representación en píxeles reales en pantalla. Este paso se conoce normalmente como “pintura” o “rasterización”.</text:p>
      <text:p text:style-name="Text_20_body"><text:line-break/><text:span text:style-name="T2">A continuación, se describe un resumen de los pasos del navegador:</text:span></text:p>
      <text:list xml:id="list4153478412" text:style-name="L2">
        <text:list-item>
          <text:p text:style-name="P26">Procesó el lenguaje de marcado HTML y construyó el árbol de DOM.</text:p>
        </text:list-item>
        <text:list-item>
          <text:p text:style-name="P26">Procesó el lenguaje de marcado CSS y construyó el árbol de CSSOM.</text:p>
        </text:list-item>
        <text:list-item>
          <text:p text:style-name="P26">Combinó el DOM y el CSSOM en un árbol de representación.</text:p>
        </text:list-item>
        <text:list-item>
          <text:p text:style-name="P26">Ejecutó diseño en el árbol de representación para calcular la geometría de cada nodo.</text:p>
        </text:list-item>
        <text:list-item>
          <text:p text:style-name="P26">Pintó cada nodo en la pantalla.</text:p>
        </text:list-item>
      </text:list>
      <text:p text:style-name="P7">El DOM contiene toda la información sobre las relaciones de los elementos HTML de la página, mientras que el CSSOM contiene información sobre el estilo de los elementos.</text:p>
      <text:p text:style-name="Text_20_body"><text:line-break/><text:span text:style-name="T6">¿Qué sucede con este flujo una vez que introducimos JavaScript? Bueno, una de las cosas más importantes para recordar es que cada vez que el navegador encuentra una </text:span><text:span text:style-name="Source_20_Text"><text:span text:style-name="T7">script</text:span></text:span><text:span text:style-name="T6">etiqueta, ¡la construcción del DOM se detiene! Todo el proceso de construcción del DOM se detiene hasta que el script termina de ejecutarse.</text:span></text:p>
      <text:p text:style-name="P2">Esto se debe a que JavaScript puede alterar tanto el DOM como el CSSOM. Dado que el navegador no está seguro de lo que hará este JavaScript en particular, toma precauciones al detener por completo la construcción del DOM.</text:p>
      <text:p text:style-name="P2"/>
      <text:p text:style-name="P2"/>
      <text:p text:style-name="P2"><text:soft-page-break/></text:p>
      <text:p text:style-name="P2">De forma predeterminada, cada script es un bloqueador de analizador. La construcción del DOM siempre se detendrá.</text:p>
      <text:p text:style-name="P2"/>
      <text:p text:style-name="P4"><text:span text:style-name="T6">Si agrega la </text:span><text:span text:style-name="Source_20_Text"><text:span text:style-name="T7">async</text:span></text:span><text:span text:style-name="T6">palabra clave a la </text:span><text:span text:style-name="Source_20_Text"><text:span text:style-name="T7">script</text:span></text:span><text:span text:style-name="T6">etiqueta, la construcción del DOM no se detendrá. La construcción del DOM continuará y el script se ejecutará cuando termine de descargarse y esté listo.</text:span></text:p>
      <text:p text:style-name="P2"/>
      <text:p text:style-name="P1"><text:span text:style-name="T29">&lt; script src = </text:span><text:span text:style-name="T30">"https: //some-link-to-app.js" </text:span><text:span text:style-name="T29">async &gt;</text:span></text:p>
      <text:p text:style-name="P2">Todo este tiempo, hemos discutido los pasos tomados entre recibir los bytes HTML, CSS y JS y convertirlos en píxeles renderizados en la pantalla.</text:p>
      <text:p text:style-name="P7">Todo este proceso se denomina ruta de renderización crítica (CRP). Optimizar el rendimiento de sus sitios web se trata de optimizar el CRP. Un sitio bien optimizado debe someterse a una renderización progresiva y no tener todo el proceso bloqueado.</text:p>
      <text:p text:style-name="P7"/>
      <text:p text:style-name="P8">En resumen, JavaScript introduce muchas dependencias nuevas entre la ejecución del DOM, el CSSOM y JavaScript. Esto puede tener efectos adversos importantes en la velocidad con que el navegador procese y represente la página en la pantalla:</text:p>
      <text:list xml:id="list1004619802" text:style-name="L3">
        <text:list-item>
          <text:p text:style-name="P27">La ubicación de la secuencia de comandos en el documento es importante.</text:p>
        </text:list-item>
        <text:list-item>
          <text:p text:style-name="P27">Cuando el navegador encuentra una etiqueta de secuencia de comandos, se pausa la construcción del DOM hasta que la secuencia de comandos termina de ejecutarse.</text:p>
        </text:list-item>
        <text:list-item>
          <text:p text:style-name="P27">JavaScript puede consultar y modificar el DOM y el CSSOM.</text:p>
        </text:list-item>
        <text:list-item>
          <text:p text:style-name="P27">La ejecución de JavaScript se pausa hasta que el CSSOM esté listo.</text:p>
        </text:list-item>
      </text:list>
      <text:p text:style-name="Text_20_body"><text:line-break/></text:p>
      <text:p text:style-name="Text_20_body"/>
      <text:p text:style-name="Text_20_body"/>
      <text:p text:style-name="Text_20_body"/>
      <text:p text:style-name="Text_20_body"/>
      <text:p text:style-name="Text_20_body"><text:soft-page-break/></text:p>
      <text:p text:style-name="P19">DEFER</text:p>
      <text:p text:style-name="P19"/>
      <text:p text:style-name="P19"><text:span text:style-name="T8">Los scripts </text:span><text:span text:style-name="Source_20_Text"><text:span text:style-name="T10">defer </text:span></text:span><text:span text:style-name="T8">nunca bloquean la página.</text:span></text:p>
      <text:list xml:id="list1896008676" text:style-name="L4">
        <text:list-item>
          <text:p text:style-name="P29"><text:span text:style-name="T8">Los scripts </text:span><text:span text:style-name="Source_20_Text"><text:span text:style-name="T10">defer </text:span></text:span><text:span text:style-name="T8">siempre se ejecutan cuando el DOM está listo (pero antes del </text:span><text:span text:style-name="Source_20_Text"><text:span text:style-name="T10">DOMContentLoaded</text:span></text:span><text:span text:style-name="T8">evento).</text:span></text:p>
        </text:list-item>
      </text:list>
      <text:p text:style-name="Standard"><text:span text:style-name="T9">El </text:span><text:span text:style-name="Source_20_Text"><text:span text:style-name="T11">defer </text:span></text:span><text:span text:style-name="T9">atributo es solo para scripts externos</text:span></text:p>
      <text:p text:style-name="P21"><text:span text:style-name="T8">El </text:span><text:span text:style-name="Source_20_Text"><text:span text:style-name="T10">defer </text:span></text:span><text:span text:style-name="T8">atributo se ignora si la </text:span><text:span text:style-name="Source_20_Text"><text:span text:style-name="T10">&lt;script&gt;</text:span></text:span><text:span text:style-name="T8">etiqueta no tiene </text:span><text:span text:style-name="Source_20_Text"><text:span text:style-name="T10">src</text:span></text:span><text:span text:style-name="T8">.</text:span></text:p>
      <text:p text:style-name="P12"><text:span text:style-name="T8">En la práctica, </text:span><text:span text:style-name="Source_20_Text"><text:span text:style-name="T10">defer </text:span></text:span><text:span text:style-name="T8">se utiliza para scripts que necesitan todo el DOM y / o su orden de ejecución relativo es importante.</text:span></text:p>
      <text:p text:style-name="P24"/>
      <text:p text:style-name="P24"/>
      <text:p text:style-name="P24"/>
      <table:table table:name="Tabla1" table:style-name="Tabla1">
        <table:table-column table:style-name="Tabla1.A"/>
        <table:table-column table:style-name="Tabla1.B"/>
        <table:table-column table:style-name="Tabla1.C"/>
        <table:table-header-rows>
          <table:table-row table:style-name="TableLine94362875454080">
            <table:table-cell table:style-name="Tabla1.A1" office:value-type="string">
              <text:p text:style-name="P11"/>
            </table:table-cell>
            <table:table-cell table:style-name="Tabla1.A1" office:value-type="string">
              <text:p text:style-name="P10">Pedido</text:p>
            </table:table-cell>
            <table:table-cell table:style-name="Tabla1.A1" office:value-type="string">
              <text:p text:style-name="P10"><text:span text:style-name="Source_20_Text"><text:span text:style-name="T31">DOMContentLoaded</text:span></text:span></text:p>
            </table:table-cell>
          </table:table-row>
        </table:table-header-rows>
        <table:table-row table:style-name="TableLine94362808125696">
          <table:table-cell table:style-name="Tabla1.A2" office:value-type="string">
            <text:p text:style-name="P9"><text:span text:style-name="Source_20_Text"><text:span text:style-name="T31">async</text:span></text:span></text:p>
          </table:table-cell>
          <table:table-cell table:style-name="Tabla1.A2" office:value-type="string">
            <text:p text:style-name="P9"><text:span text:style-name="Emphasis">Pedido de carga primero</text:span> . <text:span text:style-name="T32">El orden de los documentos no importa: cuál carga primero se ejecuta primero</text:span></text:p>
          </table:table-cell>
          <table:table-cell table:style-name="Tabla1.A2" office:value-type="string">
            <text:p text:style-name="P9">Irrelevante. Puede cargarse y ejecutarse mientras el documento aún no se haya descargado por completo. Eso sucede si los scripts son pequeños o están almacenados en caché y el documento es lo suficientemente largo.</text:p>
          </table:table-cell>
        </table:table-row>
        <table:table-row table:style-name="Tabla1.3">
          <table:table-cell table:style-name="Tabla1.A2" office:value-type="string">
            <text:p text:style-name="P9"><text:span text:style-name="Source_20_Text"><text:span text:style-name="T31">defer</text:span></text:span></text:p>
          </table:table-cell>
          <table:table-cell table:style-name="Tabla1.A2" office:value-type="string">
            <text:p text:style-name="P9"><text:span text:style-name="Emphasis"><text:span text:style-name="T32">Orden de los documentos</text:span></text:span><text:span text:style-name="T32"> (a medida que avanzan en el documento).</text:span></text:p>
          </table:table-cell>
          <table:table-cell table:style-name="Tabla1.A2" office:value-type="string">
            <text:p text:style-name="P20">Ejecute después de que se cargue y analice el documento (esperan si es necesario), justo antes <text:span text:style-name="Source_20_Text"><text:span text:style-name="T31">DOMContentLoaded</text:span></text:span>.</text:p>
          </table:table-cell>
        </table:table-row>
      </table:table>
      <text:p text:style-name="P24"/>
      <text:p text:style-name="Text_20_body"><text:line-break/><text:line-break/><text:span text:style-name="T12">Hay dos elementos importantes a tener en cuenta a la hora de tomar medidas de rendimiento:</text:span></text:p>
      <text:list xml:id="list2361822260" text:style-name="L5">
        <text:list-item>
          <text:list>
            <text:list-item>
              <text:p text:style-name="P32">Por un lado, que las mediciones deben ser realistas, es decir, similares a las que experimentará un usuario. Por ello, la mayoría de herramientas asumen una conexión de internet más lenta de lo habitual (parecido al 3G), y un dispositivo móvil con una capacidad de procesamiento media (no un teléfono de última generación).</text:p>
            </text:list-item>
            <text:list-item>
              <text:p text:style-name="P32">Por el otro, que las mediciones deben reducir el "ruido", es decir, los casos que puntualmente pueden ser excepcionales. Por ello, para cualquier métrica hay que tomar medidas varias veces. Una buena práctica es tomar cada medida 7 veces, eliminar el valor más alto y más bajo, y hacer la media de los 5 restantes.</text:p>
            </text:list-item>
          </text:list>
        </text:list-item>
      </text:list>
      <text:p text:style-name="Text_20_body"><text:line-break/></text:p>
      <text:p text:style-name="Text_20_body"><text:soft-page-break/></text:p>
      <text:p text:style-name="P3">una práctica habitual es comprimir los archivos para reducir su tamaño a la hora de enviarlos por internet. </text:p>
      <text:p text:style-name="P2"/>
      <text:p text:style-name="P2"/>
      <text:p text:style-name="P2"/>
      <text:p text:style-name="P2"><text:span text:style-name="T34">Un polyfill o polyfiller es un módulo de código más o menos extenso que hace que </text:span><text:span text:style-name="Strong_20_Emphasis"><text:span text:style-name="T35">las funciones modernas de HTML, CSS o JavaScript</text:span></text:span><text:span text:style-name="T33"> </text:span><text:span text:style-name="T34">estén disponibles </text:span><text:span text:style-name="Strong_20_Emphasis"><text:span text:style-name="T35">en navegadores antiguos que</text:span></text:span><text:span text:style-name="T33"> </text:span><text:span text:style-name="T34">ya no son compatibles con estas. En la mayoría de los casos, los polyfills están escritos en JavaScript,</text:span></text:p>
      <text:p text:style-name="P2"><text:span text:style-name="T34"/></text:p>
      <text:p text:style-name="P2"><text:span text:style-name="T34"/></text:p>
      <text:p text:style-name="P31"><text:span text:style-name="T15">La carga perezosa de imágenes se puede realizar </text:span><text:span text:style-name="T18">de forma nativa</text:span><text:span text:style-name="T15"> simplemente añadiendo el atributo loadin = “lazy” en el elemento img o iframe o bien y de manera adicional a la nativa para proporicionar mayor compatibilidad con navegadores más antiguos mediante la ayuda de un polyfill ( </text:span><text:span text:style-name="T14">Un polyfill o polyfiller es un módulo de código más o menos extenso que hace que </text:span><text:span text:style-name="Strong_20_Emphasis"><text:span text:style-name="T14">las funciones modernas de HTML, CSS o JavaScript</text:span></text:span><text:span text:style-name="T13"> </text:span><text:span text:style-name="T14">estén disponibles  </text:span><text:span text:style-name="T15">(</text:span><text:span text:style-name="T18">en nuestro caso loading=”lazy”</text:span><text:span text:style-name="T15">)</text:span><text:span text:style-name="Strong_20_Emphasis"><text:span text:style-name="T14">en navegadores antiguos que</text:span></text:span><text:span text:style-name="T13"> </text:span><text:span text:style-name="T14">ya no son compatibles con estas. En la mayoría de los casos, los polyfills están escritos en JavaScript. </text:span><text:span text:style-name="T16">Nuestro polyfill en javascript que permite la carga perezosa utiliza la API de Intersection Observer.</text:span></text:p>
      <text:p text:style-name="P31"><text:span text:style-name="T16">Si incorporas la carga diferida con JavaScript, el navegador consulta constantemente la posición de los objetos. Esto puede tener efectos colaterales desagradables, como sacudidas, además de sobrecargar el servidor. Con la </text:span><text:a xlink:type="simple" xlink:href="https://developers.google.com/web/updates/2016/04/intersectionobserver/" office:target-frame-name="_blank" xlink:show="new" text:style-name="Internet_20_link" text:visited-style-name="Visited_20_Internet_20_Link"><text:span text:style-name="T24">API Intersection Observer</text:span></text:a><text:span text:style-name="T16">, se resuelve este problema. Esta </text:span><text:span text:style-name="Strong_20_Emphasis"><text:span text:style-name="T16">interfaz</text:span></text:span><text:span text:style-name="T16"> supervisa los cambios de los elementos en relación con un elemento principal concreto. El </text:span><text:span text:style-name="Strong_20_Emphasis"><text:span text:style-name="T16">elemento principalsuele ser la ventana gráfica</text:span></text:span><text:span text:style-name="T16">. Si el objeto se superpone con el elemento principal, o si la distancia entre los elementos cambia en cierta medida, Intersection Observer ejecuta una </text:span><text:a xlink:type="simple" xlink:href="https://www.ionos.es/digitalguide/paginas-web/desarrollo-web/que-es-un-callback/" text:style-name="Internet_20_link" text:visited-style-name="Visited_20_Internet_20_Link"><text:span text:style-name="T24">función de devolución de llamada</text:span></text:a><text:span text:style-name="T16"> y muestra el elemento.</text:span></text:p>
      <text:p text:style-name="P31"><text:span text:style-name="T16"/></text:p>
      <text:p text:style-name="P31"><text:span text:style-name="T19">Actualmente, el </text:span><text:span text:style-name="Emphasis"><text:span text:style-name="T23">lazy loading</text:span></text:span><text:span text:style-name="T19"> nativo no funciona en Safari (ni en macOS o iOS). Sin embargo, como Safari es compatible con la API Intersection Observer, también es posible utilizar un </text:span><text:a xlink:type="simple" xlink:href="https://www.ionos.es/digitalguide/paginas-web/desarrollo-web/polyfill/" text:style-name="Internet_20_link" text:visited-style-name="Visited_20_Internet_20_Link"><text:span text:style-name="Emphasis"><text:span text:style-name="T27">polyfill</text:span></text:span></text:a><text:span text:style-name="T19">.</text:span></text:p>
      <text:p text:style-name="P31"><text:span text:style-name="T17"/></text:p>
      <text:p text:style-name="P31"><text:span text:style-name="T17"/></text:p>
      <text:p text:style-name="P22"><text:span text:style-name="Source_20_Text"><text:span text:style-name="T28">npm install vanilla-lazyload</text:span></text:span></text:p>
      <text:p text:style-name="P31"><text:span text:style-name="T1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linkMacSystemFont" svg:font-family="BlinkMacSystemFont, apple-system, 'Segoe UI', Roboto, Helvetica, Arial, sans-serif"/>
    <style:font-face style:name="Consolas" svg:font-family="Consolas, 'Lucida Console', Menlo, Monaco, monospace"/>
    <style:font-face style:name="Lohit Devanagari1" svg:font-family="'Lohit Devanagari'"/>
    <style:font-face style:name="Menlo" svg:font-family="Menlo, Monaco, Consolas, 'Liberation Mono', 'Courier New', monospace"/>
    <style:font-face style:name="Merriweather" svg:font-family="Merriweather"/>
    <style:font-face style:name="OpenSansRegular" svg:font-family="OpenSansRegular, Arial, Helvetica, sans-serif"/>
    <style:font-face style:name="Roboto" svg:font-family="Roboto, 'Noto Sans', 'Noto Sans JP', 'Noto Sans KR', 'Noto Naskh Arabic', 'Noto Sans Thai', 'Noto Sans Hebrew', 'Noto Sans Bengali', sans-serif"/>
    <style:font-face style:name="SFMono-Regular" svg:font-family="SFMono-Regular, Consolas, 'Liberation Mono', Menlo, monospace"/>
    <style:font-face style:name="uoc-sans" svg:font-family="uoc-sans, Ari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7T06:27:17.060861760</meta:creation-date>
    <dc:date>2021-06-08T23:12:03.198591899</dc:date>
    <meta:editing-duration>PT2H47M9S</meta:editing-duration>
    <meta:editing-cycles>30</meta:editing-cycles>
    <meta:generator>LibreOffice/6.4.7.2$Linux_X86_64 LibreOffice_project/40$Build-2</meta:generator>
    <meta:document-statistic meta:table-count="1" meta:image-count="0" meta:object-count="0" meta:page-count="5" meta:paragraph-count="58" meta:word-count="1383" meta:character-count="8435" meta:non-whitespace-character-count="7119"/>
  </office:meta>
</office:document-meta>
</file>